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027cm" fo:min-width="0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028cm" fo:min-width="0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0.767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466cm" fo:min-width="0.262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364cm" fo:min-width="0.16cm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T1" style:family="text">
      <style:text-properties style:font-name="Fira Sans Book1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1.057cm" svg:height="1.137cm" draw:transform="rotate (-3.14159265358979) translate (2.535cm 3.1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2" draw:text-style-name="P1" draw:layer="layout" draw:type="line" svg:x1="2.006cm" svg:y1="3.12cm" svg:x2="2.092cm" svg:y2="4.379cm" draw:start-shape="id1" draw:start-glue-point="2" draw:end-shape="id2" draw:end-glue-point="0" svg:d="M2006 3120l86 1259" svg:viewBox="0 0 87 1260">
          <text:p/>
        </draw:connector>
        <draw:connector draw:style-name="gr2" draw:text-style-name="P1" draw:layer="layout" draw:type="line" svg:x1="2.021cm" svg:y1="1.206cm" svg:x2="2.006cm" svg:y2="1.983cm" draw:end-shape="id1" draw:end-glue-point="0" svg:d="M2021 1206l-15 777" svg:viewBox="0 0 16 778">
          <text:p/>
        </draw:connector>
        <draw:custom-shape draw:style-name="gr3" draw:text-style-name="P2" draw:layer="layout" svg:width="0.244cm" svg:height="0.245cm" svg:x="1.885cm" svg:y="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custom-shape draw:style-name="gr1" draw:text-style-name="P1" draw:layer="layout" svg:width="1.057cm" svg:height="1.137cm" draw:transform="rotate (-3.14159265358979) translate (3.644cm 3.12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2" draw:text-style-name="P1" draw:layer="layout" draw:type="line" svg:x1="3.115cm" svg:y1="3.121cm" svg:x2="3.192cm" svg:y2="4.379cm" draw:start-shape="id3" draw:start-glue-point="2" draw:end-shape="id4" draw:end-glue-point="0" svg:d="M3115 3121l77 1258" svg:viewBox="0 0 78 1259">
          <text:p/>
        </draw:connector>
        <draw:connector draw:style-name="gr2" draw:text-style-name="P1" draw:layer="layout" draw:type="line" svg:x1="3.13cm" svg:y1="1.207cm" svg:x2="3.115cm" svg:y2="1.984cm" draw:end-shape="id3" draw:end-glue-point="0" svg:d="M3130 1207l-15 777" svg:viewBox="0 0 16 778">
          <text:p/>
        </draw:connector>
        <draw:custom-shape draw:style-name="gr3" draw:text-style-name="P2" draw:layer="layout" svg:width="0.244cm" svg:height="0.244cm" svg:x="2.994cm" svg:y="2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" draw:id="id5">
          <draw:custom-shape draw:style-name="gr4" draw:text-style-name="P1" draw:layer="layout" svg:width="1.056cm" svg:height="1.138cm" draw:transform="rotate (-3.14159265358979) translate (4.753cm 3.12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2" draw:text-style-name="P1" draw:layer="layout" draw:type="line" svg:x1="4.225cm" svg:y1="3.122cm" svg:x2="4.292cm" svg:y2="4.38cm" draw:start-shape="id5" draw:start-glue-point="2" draw:end-shape="id6" draw:end-glue-point="0" svg:d="M4225 3122l67 1258" svg:viewBox="0 0 68 1259">
          <text:p/>
        </draw:connector>
        <draw:connector draw:style-name="gr2" draw:text-style-name="P1" draw:layer="layout" draw:type="line" svg:x1="4.239cm" svg:y1="1.208cm" svg:x2="4.225cm" svg:y2="1.984cm" draw:end-shape="id5" draw:end-glue-point="0" svg:d="M4239 1208l-14 776" svg:viewBox="0 0 15 777">
          <text:p/>
        </draw:connector>
        <draw:custom-shape draw:style-name="gr3" draw:text-style-name="P2" draw:layer="layout" svg:width="0.245cm" svg:height="0.244cm" svg:x="4.103cm" svg:y="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7" draw:id="id7">
          <draw:custom-shape draw:style-name="gr1" draw:text-style-name="P1" draw:layer="layout" svg:width="1.057cm" svg:height="1.137cm" draw:transform="rotate (-3.14159265358979) translate (5.864cm 3.12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2" draw:text-style-name="P1" draw:layer="layout" draw:type="line" svg:x1="5.335cm" svg:y1="3.122cm" svg:x2="5.366cm" svg:y2="4.379cm" draw:start-shape="id7" draw:start-glue-point="2" draw:end-shape="id8" draw:end-glue-point="0" svg:d="M5335 3122l31 1257" svg:viewBox="0 0 32 1258">
          <text:p/>
        </draw:connector>
        <draw:connector draw:style-name="gr2" draw:text-style-name="P1" draw:layer="layout" draw:type="line" svg:x1="5.35cm" svg:y1="1.209cm" svg:x2="5.335cm" svg:y2="1.985cm" draw:end-shape="id7" draw:end-glue-point="0" svg:d="M5350 1209l-15 776" svg:viewBox="0 0 16 777">
          <text:p/>
        </draw:connector>
        <draw:custom-shape draw:style-name="gr3" draw:text-style-name="P2" draw:layer="layout" svg:width="0.244cm" svg:height="0.244cm" svg:x="5.214cm" svg:y="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" draw:id="id9">
          <draw:custom-shape draw:style-name="gr1" draw:text-style-name="P1" draw:layer="layout" svg:width="1.057cm" svg:height="1.137cm" draw:transform="rotate (-3.14159265358979) translate (6.972cm 3.1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2" draw:text-style-name="P1" draw:layer="layout" draw:type="line" svg:x1="6.443cm" svg:y1="3.12cm" svg:x2="6.492cm" svg:y2="4.378cm" draw:start-shape="id9" draw:start-glue-point="2" draw:end-shape="id10" draw:end-glue-point="0" svg:d="M6443 3120l49 1258" svg:viewBox="0 0 50 1259">
          <text:p/>
        </draw:connector>
        <draw:connector draw:style-name="gr2" draw:text-style-name="P1" draw:layer="layout" draw:type="line" svg:x1="6.458cm" svg:y1="1.206cm" svg:x2="6.443cm" svg:y2="1.983cm" draw:end-shape="id9" draw:end-glue-point="0" svg:d="M6458 1206l-15 777" svg:viewBox="0 0 16 778">
          <text:p/>
        </draw:connector>
        <draw:custom-shape draw:style-name="gr3" draw:text-style-name="P2" draw:layer="layout" svg:width="0.244cm" svg:height="0.245cm" svg:x="6.322cm" svg:y="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custom-shape draw:style-name="gr1" draw:text-style-name="P1" draw:layer="layout" svg:width="1.056cm" svg:height="1.137cm" draw:transform="rotate (-3.14159265358979) translate (8.081cm 3.12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2" draw:text-style-name="P1" draw:layer="layout" draw:type="line" svg:x1="7.553cm" svg:y1="3.121cm" svg:x2="7.592cm" svg:y2="4.378cm" draw:start-shape="id11" draw:start-glue-point="2" draw:end-shape="id12" draw:end-glue-point="0" svg:d="M7553 3121l39 1257" svg:viewBox="0 0 40 1258">
          <text:p/>
        </draw:connector>
        <draw:connector draw:style-name="gr2" draw:text-style-name="P1" draw:layer="layout" draw:type="line" svg:x1="7.567cm" svg:y1="1.207cm" svg:x2="7.553cm" svg:y2="1.984cm" draw:end-shape="id11" draw:end-glue-point="0" svg:d="M7567 1207l-14 777" svg:viewBox="0 0 15 778">
          <text:p/>
        </draw:connector>
        <draw:custom-shape draw:style-name="gr3" draw:text-style-name="P2" draw:layer="layout" svg:width="0.245cm" svg:height="0.244cm" svg:x="7.431cm" svg:y="2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" draw:id="id13">
          <draw:custom-shape draw:style-name="gr4" draw:text-style-name="P1" draw:layer="layout" svg:width="1.057cm" svg:height="1.138cm" draw:transform="rotate (-3.14159265358979) translate (9.191cm 3.12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2" draw:text-style-name="P1" draw:layer="layout" draw:type="line" svg:x1="8.677cm" svg:y1="1.208cm" svg:x2="8.662cm" svg:y2="1.984cm" draw:end-shape="id13" draw:end-glue-point="0" svg:d="M8677 1208l-15 776" svg:viewBox="0 0 16 777">
          <text:p/>
        </draw:connector>
        <draw:custom-shape draw:style-name="gr3" draw:text-style-name="P2" xml:id="id18" draw:id="id18" draw:layer="layout" svg:width="0.244cm" svg:height="0.244cm" svg:x="8.541cm" svg:y="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" draw:id="id14">
          <draw:custom-shape draw:style-name="gr1" draw:text-style-name="P1" draw:layer="layout" svg:width="1.057cm" svg:height="1.137cm" draw:transform="rotate (-3.14159265358979) translate (10.301cm 3.12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2" draw:text-style-name="P1" draw:layer="layout" draw:type="line" svg:x1="9.787cm" svg:y1="1.209cm" svg:x2="9.772cm" svg:y2="1.985cm" draw:end-shape="id14" draw:end-glue-point="0" svg:d="M9787 1209l-15 776" svg:viewBox="0 0 16 777">
          <text:p/>
        </draw:connector>
        <draw:custom-shape draw:style-name="gr3" draw:text-style-name="P2" xml:id="id15" draw:id="id15" draw:layer="layout" svg:width="0.244cm" svg:height="0.244cm" svg:x="9.651cm" svg:y="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5" draw:text-style-name="P3" draw:layer="layout" svg:width="0.562cm" svg:height="1.017cm" svg:x="1.648cm" svg:y="0.338cm">
            <draw:text-box>
              <text:p><text:span text:style-name="T1">1</text:span></text:p>
            </draw:text-box>
          </draw:frame>
          <draw:frame draw:style-name="gr5" draw:text-style-name="P3" draw:layer="layout" svg:width="0.563cm" svg:height="1.017cm" svg:x="2.757cm" svg:y="0.339cm">
            <draw:text-box>
              <text:p><text:span text:style-name="T1">0</text:span></text:p>
            </draw:text-box>
          </draw:frame>
          <draw:frame draw:style-name="gr5" draw:text-style-name="P3" draw:layer="layout" svg:width="0.562cm" svg:height="1.017cm" svg:x="3.867cm" svg:y="0.34cm">
            <draw:text-box>
              <text:p><text:span text:style-name="T1">0</text:span></text:p>
            </draw:text-box>
          </draw:frame>
          <draw:frame draw:style-name="gr5" draw:text-style-name="P3" draw:layer="layout" svg:width="0.562cm" svg:height="1.017cm" svg:x="4.976cm" svg:y="0.341cm">
            <draw:text-box>
              <text:p><text:span text:style-name="T1">1</text:span></text:p>
            </draw:text-box>
          </draw:frame>
          <draw:frame draw:style-name="gr5" draw:text-style-name="P3" draw:layer="layout" svg:width="0.563cm" svg:height="1.017cm" svg:x="6.085cm" svg:y="0.342cm">
            <draw:text-box>
              <text:p><text:span text:style-name="T1">1</text:span></text:p>
            </draw:text-box>
          </draw:frame>
          <draw:frame draw:style-name="gr5" draw:text-style-name="P3" draw:layer="layout" svg:width="0.562cm" svg:height="1.017cm" svg:x="7.195cm" svg:y="0.343cm">
            <draw:text-box>
              <text:p><text:span text:style-name="T1">0</text:span></text:p>
            </draw:text-box>
          </draw:frame>
          <draw:frame draw:style-name="gr5" draw:text-style-name="P3" draw:layer="layout" svg:width="0.562cm" svg:height="1.017cm" svg:x="8.304cm" svg:y="0.344cm">
            <draw:text-box>
              <text:p><text:span text:style-name="T1">0</text:span></text:p>
            </draw:text-box>
          </draw:frame>
          <draw:frame draw:style-name="gr5" draw:text-style-name="P3" draw:layer="layout" svg:width="0.562cm" svg:height="1.017cm" svg:x="9.414cm" svg:y="0.344cm">
            <draw:text-box>
              <text:p><text:span text:style-name="T1">1</text:span></text:p>
            </draw:text-box>
          </draw:frame>
        </draw:g>
        <draw:g>
          <draw:frame draw:style-name="gr5" draw:text-style-name="P3" draw:layer="layout" svg:width="0.562cm" svg:height="1.017cm" svg:x="1.648cm" svg:y="5.043cm">
            <draw:text-box>
              <text:p><text:span text:style-name="T1">0</text:span></text:p>
            </draw:text-box>
          </draw:frame>
          <draw:frame draw:style-name="gr5" draw:text-style-name="P3" draw:layer="layout" svg:width="0.563cm" svg:height="1.017cm" svg:x="2.757cm" svg:y="5.044cm">
            <draw:text-box>
              <text:p><text:span text:style-name="T1">1</text:span></text:p>
            </draw:text-box>
          </draw:frame>
          <draw:frame draw:style-name="gr5" draw:text-style-name="P3" draw:layer="layout" svg:width="0.562cm" svg:height="1.017cm" svg:x="3.867cm" svg:y="5.045cm">
            <draw:text-box>
              <text:p><text:span text:style-name="T1">1</text:span></text:p>
            </draw:text-box>
          </draw:frame>
          <draw:frame draw:style-name="gr5" draw:text-style-name="P3" draw:layer="layout" svg:width="0.562cm" svg:height="1.017cm" svg:x="4.976cm" svg:y="5.046cm">
            <draw:text-box>
              <text:p><text:span text:style-name="T1">0</text:span></text:p>
            </draw:text-box>
          </draw:frame>
          <draw:frame draw:style-name="gr5" draw:text-style-name="P3" draw:layer="layout" svg:width="0.563cm" svg:height="1.017cm" svg:x="6.085cm" svg:y="5.047cm">
            <draw:text-box>
              <text:p><text:span text:style-name="T1">0</text:span></text:p>
            </draw:text-box>
          </draw:frame>
          <draw:frame draw:style-name="gr5" draw:text-style-name="P3" draw:layer="layout" svg:width="0.562cm" svg:height="1.017cm" svg:x="7.195cm" svg:y="5.048cm">
            <draw:text-box>
              <text:p><text:span text:style-name="T1">1</text:span></text:p>
            </draw:text-box>
          </draw:frame>
          <draw:frame draw:style-name="gr5" draw:text-style-name="P3" draw:layer="layout" svg:width="0.562cm" svg:height="1.017cm" svg:x="8.304cm" svg:y="5.049cm">
            <draw:text-box>
              <text:p><text:span text:style-name="T1">1</text:span></text:p>
            </draw:text-box>
          </draw:frame>
          <draw:frame draw:style-name="gr5" draw:text-style-name="P3" draw:layer="layout" svg:width="0.562cm" svg:height="1.017cm" svg:x="9.414cm" svg:y="5.05cm">
            <draw:text-box>
              <text:p><text:span text:style-name="T1">1</text:span></text:p>
            </draw:text-box>
          </draw:frame>
        </draw:g>
        <draw:custom-shape draw:style-name="gr6" draw:text-style-name="P1" xml:id="id16" draw:id="id16" draw:layer="layout" svg:width="0.762cm" svg:height="0.716cm" svg:x="9.385cm" svg:y="4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9.773cm" svg:y1="3.185cm" svg:x2="9.766cm" svg:y2="4.378cm" draw:start-shape="id15" draw:start-glue-point="8" draw:end-shape="id16" svg:d="M9773 3185l-7 1193" svg:viewBox="0 0 8 1194">
          <text:p/>
        </draw:connector>
        <draw:frame draw:style-name="gr5" draw:text-style-name="P3" xml:id="id17" draw:id="id17" draw:layer="layout" svg:width="0.562cm" svg:height="1.017cm" svg:x="10.414cm" svg:y="0.345cm">
          <draw:text-box>
            <text:p><text:span text:style-name="T1">1</text:span></text:p>
          </draw:text-box>
        </draw:frame>
        <draw:connector draw:style-name="gr2" draw:text-style-name="P1" draw:layer="layout" draw:type="lines" svg:x1="10.976cm" svg:y1="0.853cm" svg:x2="10.147cm" svg:y2="4.736cm" draw:start-shape="id17" draw:start-glue-point="1" draw:end-shape="id16" draw:end-glue-point="1" svg:d="M10976 853h500l-778 3883h-551" svg:viewBox="0 0 1330 3884">
          <text:p/>
        </draw:connector>
        <draw:custom-shape draw:style-name="gr7" draw:text-style-name="P1" xml:id="id19" draw:id="id19" draw:layer="layout" svg:width="0.762cm" svg:height="0.716cm" svg:x="8.311cm" svg:y="4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2" draw:id="id12" draw:layer="layout" svg:width="0.762cm" svg:height="0.716cm" svg:x="7.211cm" svg:y="4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0" draw:id="id10" draw:layer="layout" svg:width="0.762cm" svg:height="0.716cm" svg:x="6.111cm" svg:y="4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8" draw:id="id8" draw:layer="layout" svg:width="0.762cm" svg:height="0.716cm" svg:x="4.985cm" svg:y="4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6" draw:id="id6" draw:layer="layout" svg:width="0.762cm" svg:height="0.716cm" svg:x="3.911cm" svg:y="4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4" draw:id="id4" draw:layer="layout" svg:width="0.762cm" svg:height="0.716cm" svg:x="2.811cm" svg:y="4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" draw:id="id2" draw:layer="layout" svg:width="0.762cm" svg:height="0.716cm" svg:x="1.711cm" svg:y="4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8.663cm" svg:y1="3.184cm" svg:x2="8.692cm" svg:y2="4.379cm" draw:start-shape="id18" draw:start-glue-point="8" draw:end-shape="id19" draw:end-glue-point="0" svg:d="M8663 3184l29 1195" svg:viewBox="0 0 30 1196">
          <text:p/>
        </draw:connector>
        <draw:connector draw:style-name="gr2" draw:text-style-name="P1" draw:layer="layout" draw:type="line" svg:x1="9.385cm" svg:y1="4.736cm" svg:x2="9.073cm" svg:y2="4.737cm" draw:start-shape="id16" draw:start-glue-point="3" draw:end-shape="id19" draw:end-glue-point="1" svg:d="M9385 4736l-312 1" svg:viewBox="0 0 313 2">
          <text:p/>
        </draw:connector>
        <draw:connector draw:style-name="gr2" draw:text-style-name="P1" draw:layer="layout" draw:type="line" svg:x1="7.973cm" svg:y1="4.736cm" svg:x2="8.311cm" svg:y2="4.737cm" draw:start-shape="id12" draw:start-glue-point="1" draw:end-shape="id19" draw:end-glue-point="3" svg:d="M7973 4736l338 1" svg:viewBox="0 0 339 2">
          <text:p/>
        </draw:connector>
        <draw:connector draw:style-name="gr2" draw:text-style-name="P1" draw:layer="layout" draw:type="line" svg:x1="6.873cm" svg:y1="4.736cm" svg:x2="7.211cm" svg:y2="4.736cm" draw:start-shape="id10" draw:start-glue-point="1" draw:end-shape="id12" draw:end-glue-point="3" svg:d="M6873 4736h338" svg:viewBox="0 0 339 1">
          <text:p/>
        </draw:connector>
        <draw:connector draw:style-name="gr2" draw:text-style-name="P1" draw:layer="layout" draw:type="line" svg:x1="5.747cm" svg:y1="4.737cm" svg:x2="6.111cm" svg:y2="4.736cm" draw:start-shape="id8" draw:start-glue-point="1" draw:end-shape="id10" draw:end-glue-point="3" svg:d="M5747 4737l364-1" svg:viewBox="0 0 365 2">
          <text:p/>
        </draw:connector>
        <draw:connector draw:style-name="gr2" draw:text-style-name="P1" draw:layer="layout" draw:type="line" svg:x1="4.673cm" svg:y1="4.738cm" svg:x2="4.985cm" svg:y2="4.737cm" draw:start-shape="id6" draw:start-glue-point="1" draw:end-shape="id8" draw:end-glue-point="3" svg:d="M4673 4738l312-1" svg:viewBox="0 0 313 2">
          <text:p/>
        </draw:connector>
        <draw:connector draw:style-name="gr2" draw:text-style-name="P1" draw:layer="layout" draw:type="line" svg:x1="3.573cm" svg:y1="4.737cm" svg:x2="3.911cm" svg:y2="4.738cm" draw:start-shape="id4" draw:start-glue-point="1" draw:end-shape="id6" draw:end-glue-point="3" svg:d="M3573 4737l338 1" svg:viewBox="0 0 339 2">
          <text:p/>
        </draw:connector>
        <draw:connector draw:style-name="gr2" draw:text-style-name="P1" draw:layer="layout" draw:type="line" svg:x1="2.473cm" svg:y1="4.737cm" svg:x2="2.811cm" svg:y2="4.737cm" draw:start-shape="id2" draw:end-shape="id4" draw:end-glue-point="3" svg:d="M2473 4737h338" svg:viewBox="0 0 339 1">
          <text:p/>
        </draw:connector>
        <draw:frame draw:style-name="gr5" draw:text-style-name="P3" draw:layer="layout" svg:width="0.562cm" svg:height="1.017cm" svg:x="9.314cm" svg:y="4.246cm">
          <draw:text-box>
            <text:p><text:span text:style-name="T1">A</text:span></text:p>
          </draw:text-box>
        </draw:frame>
        <draw:frame draw:style-name="gr5" draw:text-style-name="P3" draw:layer="layout" svg:width="0.562cm" svg:height="1.017cm" svg:x="8.237cm" svg:y="4.247cm">
          <draw:text-box>
            <text:p><text:span text:style-name="T1">A</text:span></text:p>
          </draw:text-box>
        </draw:frame>
        <draw:frame draw:style-name="gr5" draw:text-style-name="P3" draw:layer="layout" svg:width="0.562cm" svg:height="1.017cm" svg:x="7.16cm" svg:y="4.248cm">
          <draw:text-box>
            <text:p><text:span text:style-name="T1">A</text:span></text:p>
          </draw:text-box>
        </draw:frame>
        <draw:frame draw:style-name="gr5" draw:text-style-name="P3" draw:layer="layout" svg:width="0.562cm" svg:height="1.017cm" svg:x="6.083cm" svg:y="4.249cm">
          <draw:text-box>
            <text:p><text:span text:style-name="T1">A</text:span></text:p>
          </draw:text-box>
        </draw:frame>
        <draw:frame draw:style-name="gr5" draw:text-style-name="P3" draw:layer="layout" svg:width="0.562cm" svg:height="1.017cm" svg:x="4.906cm" svg:y="4.25cm">
          <draw:text-box>
            <text:p><text:span text:style-name="T1">A</text:span></text:p>
          </draw:text-box>
        </draw:frame>
        <draw:frame draw:style-name="gr5" draw:text-style-name="P3" draw:layer="layout" svg:width="0.562cm" svg:height="1.017cm" svg:x="3.829cm" svg:y="4.251cm">
          <draw:text-box>
            <text:p><text:span text:style-name="T1">A</text:span></text:p>
          </draw:text-box>
        </draw:frame>
        <draw:frame draw:style-name="gr5" draw:text-style-name="P3" draw:layer="layout" svg:width="0.562cm" svg:height="1.017cm" svg:x="2.752cm" svg:y="4.252cm">
          <draw:text-box>
            <text:p><text:span text:style-name="T1">A</text:span></text:p>
          </draw:text-box>
        </draw:frame>
        <draw:frame draw:style-name="gr5" draw:text-style-name="P3" draw:layer="layout" svg:width="0.562cm" svg:height="1.017cm" svg:x="1.675cm" svg:y="4.253cm">
          <draw:text-box>
            <text:p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11:07:45.917277206</meta:creation-date>
    <dc:date>2018-01-15T11:55:00.546312745</dc:date>
    <meta:editing-duration>PT30M8S</meta:editing-duration>
    <meta:editing-cycles>5</meta:editing-cycles>
    <meta:generator>LibreOffice/5.1.6.2$Linux_X86_64 LibreOffice_project/10m0$Build-2</meta:generator>
    <meta:document-statistic meta:object-count="83"/>
  </office:meta>
</office:document-meta>
</file>